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notes" style:list-style-name="L5">
      <style:graphic-properties draw:fill-color="#ffffff" fo:min-height="14cm"/>
    </style:style>
    <style:style style:name="pr9" style:family="presentation" style:parent-style-name="Inspiration-title">
      <style:graphic-properties fo:min-height="2cm"/>
    </style:style>
    <style:style style:name="pr10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Networking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Menghubungkan dua atau lebih perangkat untuk saling berbagi sumber daya.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stilah pada Networking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list text:style-name="L4">
              <text:list-item>
                <text:p text:style-name="P3">IP Address</text:p>
              </text:list-item>
              <text:list-item>
                <text:p text:style-name="P3">Protocol</text:p>
              </text:list-item>
              <text:list-item>
                <text:p text:style-name="P3">Port Number</text:p>
              </text:list-item>
              <text:list-item>
                <text:p text:style-name="P3">MAC Address</text:p>
              </text:list-item>
              <text:list-item>
                <text:p text:style-name="P3">Connection-oriented dan Connection-less</text:p>
              </text:list-item>
              <text:list-item>
                <text:p text:style-name="P3">Sock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list text:style-name="L5">
                <text:list-item>
                  <text:p><text:span text:style-name="T1">IP Addres : alamat perangkat di jaringan</text:span></text:p>
                </text:list-item>
                <text:list-item>
                  <text:p><text:span text:style-name="T1">Protocol: aturan dasar yang diikuti untuk dapat saling berkomunikasi</text:span></text:p>
                </text:list-item>
                <text:list-item>
                  <text:p><text:span text:style-name="T1">Port Number: identitas layanan</text:span></text:p>
                </text:list-item>
                <text:list-item>
                  <text:p><text:span text:style-name="T1">MAC Address : alamat fisik kartu jaringan</text:span></text:p>
                </text:list-item>
                <text:list-item>
                  <text:p><text:span text:style-name="T1">Connection-oriented: ada balasan yang dikirimkan oleh penerima/client</text:span></text:p>
                </text:list-item>
                <text:list-item>
                  <text:p><text:span text:style-name="T1">Connectionless: tidak ada balasan yang dikirimkan oleh penerima/client</text:span></text:p>
                </text:list-item>
                <text:list-item>
                  <text:p><text:span text:style-name="T1">Socket: titik paling luar sebagai penghubung komunikasi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Socket Programming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header>
                <text:p>Yang perlu diketahui</text:p>
              </text:list-header>
              <text:list-item>
                <text:p>Alamat IP Server</text:p>
              </text:list-item>
              <text:list-item>
                <text:p>Por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Praktek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item>
                <text:p>Implementasi Socket dan ServerSocket, client mengirimkan pesan ke server</text:p>
              </text:list-item>
              <text:list-item>
                <text:p>Implementasi echo server</text:p>
              </text:list-item>
              <text:list-item>
                <text:p>Implementasi kelas URL</text:p>
              </text:list-item>
              <text:list-item>
                <text:p>Implementasi kelas URLConnection</text:p>
              </text:list-item>
              <text:list-item>
                <text:p>Implementasi kelas HttpURLConnection</text:p>
              </text:list-item>
              <text:list-item>
                <text:p>Implementasi kelas InetAddr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Tuga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item>
                <text:p>Buat kelas Server yang akan menerima objek User dari Client</text:p>
              </text:list-item>
              <text:list-item>
                <text:p>Buat kelas Client yang mengirimkan objek User ke Server</text:p>
              </text:list-item>
              <text:list-item>
                <text:p>Bila data user yang dikirimkan client ada di server (disimpan di Collection), ucapkan “selamat datang”, bila tidak ada “selamat jalan”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7T11:51:13.200174428</dc:date>
    <meta:editing-duration>PT20H13M22S</meta:editing-duration>
    <meta:editing-cycles>47</meta:editing-cycles>
    <meta:generator>LibreOffice/5.1.4.2$Linux_X86_64 LibreOffice_project/10m0$Build-2</meta:generator>
    <meta:document-statistic meta:object-count="70"/>
  </office:meta>
</office:document-meta>
</file>